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Courier" svg:font-family="Courier"/>
  </office:font-face-decls>
  <office:automatic-styles>
    <style:style style:name="T1" style:family="text">
      <style:text-properties style:font-name="Courier"/>
    </style:style>
  </office:automatic-styles>
  <office:body>
    <office:text>
      <text:p text:style-name="Heading 1">OpenStreetMap tools</text:p>
      <text:p text:style-name="Heading 2">About</text:p>
      <text:p text:style-name="Normal"><text:a xlink:href="http%3a//www.openstreetmap.org">OpenStreetMap</text:a> is a project aimed squarely at creating and providing free geographic data such as street maps to anyone who wants them. The project was started because most maps you think of as free actually have legal or technical restrictions on their use, holding back people from using them in creative, productive or unexpected ways. </text:p>
      <text:p text:style-name="Normal">Homepage</text:p>
      <text:p text:style-name="Normal"><text:a xlink:href="http%3a//www.openstreetmap.org">http://www.openstreetmap.org</text:a> </text:p>
      <text:p text:style-name="Normal">License</text:p>
      <text:p text:style-name="Normal">OpenStreetMap data: <text:a xlink:href="http://wiki.openstreetmap.org/index.php/OpenStreetMap_License">http://wiki.openstreetmap.org/index.php/OpenStreetMap_License</text:a><text:line-break/> JOSM: GPLv2<text:line-break/> JOSM plugins collection: Ranging from Public Domain to GPLv3<text:line-break/> Gosmore: Public Domain and GPLv2<text:line-break/> </text:p>
      <text:p text:style-name="Normal">Software</text:p>
      <text:p text:style-name="Normal">Two programs are installed: Josm and Gosmore. In addition Josm plugins have been included and the Gpsd service for interfacing with real-time GPS. </text:p>
      <text:p text:style-name="Normal">JOSM (Java OpenStreetMap Editor) is an editor for OpenStreetMap (OSM) written in Java. The current version supports stand alone GPX tracks, GPX track data from OSM database and existing nodes, line segments and metadata tags from the OSM database. <text:line-break/>Homepage: <text:a xlink:href="http%3a//josm.openstreetmap.de">http://josm.openstreetmap.de</text:a> </text:p>
      <text:p text:style-name="Normal">The JOSM plugin collection contains the following plugins: </text:p>
      <text:p text:style-name="Plain Text"> * agpifoj <text:s text:c="11"/>- Creates a new layer with geotagged pictures.<text:line-break/> * colorscheme <text:s text:c="7"/>- Allows to create different color schemes.<text:line-break/> * livegps <text:s text:c="11"/>- Supports live GPS input together with gpsd.<text:line-break/> * measurement <text:s text:c="7"/>- Adds a dialog and a layer to measure length<text:line-break/> <text:s text:c="23"/>and angle of segments and create measurement paths.<text:line-break/> * openvisible <text:s text:c="7"/>- Allows opening gpx and osm files that intersect<text:line-break/> <text:s text:c="23"/>the currently visible screen area.<text:line-break/> * slippymap <text:s text:c="9"/>- Displays a slippy map grid in JOSM.<text:line-break/> * surveyor <text:s text:c="10"/>- Allows adding markers/nodes on current gps positions.<text:line-break/> * utilsplugin <text:s text:c="7"/>- Several helper utilities.<text:line-break/> * validator <text:s text:c="9"/>- Data validator.<text:line-break/> * wmsplugin <text:s text:c="9"/>- Displays background images from any WMS source.<text:line-break/></text:p>
      <text:p text:style-name="Normal">Gosmore is a OpenStreetMap viewer, wayfinder, and search client with support for speech synthesis and fetching the current user's current GPS location using gpsd. <text:line-break/>Homepage: <text:a xlink:href="http://wiki.openstreetmap.org/index.php/Gosmore">http://wiki.openstreetmap.org/index.php/Gosmore</text:a> </text:p>
      <text:p text:style-name="Heading 2">Documentation</text:p>
      <text:p text:style-name="Normal">JOSM</text:p>
      <text:p text:style-name="Normal">* Online tutorial: <text:a xlink:href="http://www.use-it.be/europe/docs/OSMmanual/">http://www.use-it.be/europe/docs/OSMmanual/</text:a><text:line-break/> * User guide: <text:a xlink:href="http://wiki.openstreetmap.org/wiki/JOSM/Guide">http://wiki.openstreetmap.org/wiki/JOSM/Guide</text:a><text:line-break/> * Video tutorial: <text:a xlink:href="http://showmedo.com/videotutorials/video?name=1800050%26fromSeriesID=180">http://showmedo.com/videotutorials/video?name=1800050&amp;fromSeriesID=180</text:a><text:line-break/> * Open the sample data with <text:span text:style-name="T1">File → Open... → /usr/local/share/osm/Barcelona.osm.bz2</text:span><text:line-break/> * Further instructions are given when you launch the application.<text:line-break/> </text:p>
      <text:p text:style-name="Normal">Gosmore </text:p>
      <text:p text:style-name="Normal">* Online wiki help: <text:a xlink:href="http://wiki.openstreetmap.org/wiki/Gosmore#User_Interface">http://wiki.openstreetmap.org/wiki/Gosmore#User_Interface</text:a><text:line-break/> * Before running Gosmore you will need to convert a <text:span text:style-name="T1">planet-*.osm</text:span> data file. Some data is provided in the <text:span text:style-name="T1">/usr/local/share/osm/</text:span> directory. Import it with: </text:p>
      <text:p text:style-name="Plain Text"> <text:s/>bzip2 -dc /usr/local/share/osm/Barcelona.osm.bz2 | gosmore rebuild<text:line-break/></text:p>
      <text:p text:style-name="Normal">This will create gosmore.pak. </text:p>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ce style:name="Liberation Sans" svg:font-family="Liberation Sans"/>
    <style:font-face style:name="Liberation Serif" svg:font-family="Liberation Serif"/>
  </office:font-face-decls>
  <office:styles>
    <style:style style:name="Plain Text" style:family="paragraph" style:parent-style-name="Normal">
      <style:text-properties style:font-name="Courier New"/>
    </style:style>
    <style:style style:name="Normal" style:family="paragraph">
      <style:paragraph-properties fo:text-align="left" fo:text-indent="0in" fo:line-height="100%" fo:background-color="transparent" fo:widows="2" fo:margin-left="0pt" fo:margin-right="0pt" fo:margin-top="0pt" fo:margin-bottom="0pt"/>
      <style:text-properties fo:color="#000000" style:font-name="Liberation Serif" fo:font-size="12pt" fo:font-weight="normal" fo:background-color="transparent"/>
    </style:style>
    <style:style style:name="Heading 1" style:family="paragraph" style:parent-style-name="Normal" style:next-style-name="Normal">
      <style:paragraph-properties fo:margin-top="22pt" fo:margin-bottom="3pt" fo:keep-with-next="auto"/>
      <style:text-properties style:font-name="Liberation Sans" fo:font-size="17pt" fo:font-weight="bold"/>
    </style:style>
    <style:style style:name="Heading 2" style:family="paragraph" style:parent-style-name="Normal" style:next-style-name="Normal">
      <style:paragraph-properties fo:margin-top="22pt" fo:margin-bottom="3pt" fo:keep-with-next="auto"/>
      <style:text-properties style:font-name="Liberation Sans" fo:font-size="14pt" fo:font-weight="bold"/>
    </style:style>
  </office:styles>
  <office:automatic-styles>
    <style:page-layout style:name="Standard">
      <style:page-layout-properties fo:page-width="210.000000mm" fo:page-height="297.000000mm" style:print-orientation="portrait" fo:margin-top="28.000000mm" fo:margin-bottom="28.000000mm" fo:margin-left="28.000000mm" fo:margin-right="28.000000m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AbiWord</meta:generator>
  </office:meta>
</office:document-meta>
</file>